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bd18" officeooo:paragraph-rsid="0008bd18"/>
    </style:style>
    <style:style style:name="P2" style:family="paragraph" style:parent-style-name="Standard">
      <style:text-properties officeooo:rsid="0009986a" officeooo:paragraph-rsid="0009986a"/>
    </style:style>
    <style:style style:name="P3" style:family="paragraph" style:parent-style-name="Standard">
      <style:text-properties officeooo:rsid="000b029d" officeooo:paragraph-rsid="000b029d"/>
    </style:style>
    <style:style style:name="T1" style:family="text">
      <style:text-properties fo:font-variant="normal" fo:text-transform="none" style:font-name="Roboto" fo:font-size="9.75pt" fo:letter-spacing="normal" fo:font-style="normal" fo:font-weight="normal"/>
    </style:style>
    <style:style style:name="T2" style:family="text">
      <style:text-properties officeooo:rsid="000a05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3"><text:span text:style-name="T1">EL PROGRAMA DE JULIO;</text:span></text:p>
      <text:p text:style-name="P1"><text:span text:style-name="T1"/></text:p>
      <text:p text:style-name="P1"><text:span text:style-name="T1"/></text:p>
      <text:p text:style-name="P1"><text:span text:style-name="T1"/></text:p>
      <text:p text:style-name="P1"><text:span text:style-name="T1">private int[] ordenar(int[] numeros){</text:span><text:line-break/><text:span text:style-name="T1">int auxiliar;</text:span><text:line-break/><text:span text:style-name="T1">for(int i = 0; i &lt; numeros.length - 1; i++){</text:span><text:line-break/><text:span text:style-name="T1">for(int j = i+1; j &lt; numeros.length; j++){</text:span><text:line-break/><text:span text:style-name="T1">if(numeros[i] &gt; numeros[j]){</text:span><text:line-break/><text:span text:style-name="T1">auxiliar = numeros[i];</text:span><text:line-break/><text:span text:style-name="T1">numeros[i] = numeros[j];</text:span><text:line-break/><text:span text:style-name="T1">numeros[j] = auxiliar;</text:span><text:line-break/><text:span text:style-name="T1">}</text:span><text:line-break/><text:span text:style-name="T1">}</text:span><text:line-break/><text:span text:style-name="T1">}</text:span><text:line-break/><text:span text:style-name="T1">return numeros;</text:span><text:line-break/><text:span text:style-name="T1">}</text:span> </text:p>
      <text:p text:style-name="P1"/>
      <text:p text:style-name="P2">La siguiente estructura lo que hace es que te recoge los valores introducidos dentro del array, lo que hace es que te coge todos los números y te hace la comparación,<text:span text:style-name="T2">lo que hace la siguiente linea es entrar en un bucle for el cual hace la comparativa de números que has introducido, poniéndote que los números i son menores que los j, la siguiente linea pone que los números que son auxiliares son los de la i, es decir, que son iguales, y que los números i son iguales a la j, lo cual dice , que han comparado dos arrays, mas bien como si se hubiesen comparado dos arrays teniendo un único array, y que los números j son iguales a los i, lo cual quiere decir que en las anteriores lineas se ha ido comparado los numero para que se ordenen automáticamente, y finalmente te los imprime. Es mas eficiente el primero porque te hace seis bucles <text:s/>unico donde te hace la comparativa de todos los valores introducido es el único array.</text:span></text:p>
      <text:p text:style-name="P2"/>
      <text:p text:style-name="P2"/>
      <text:p text:style-name="P2"/>
      <text:p text:style-name="P3">EL PROGRAMA NUESTRO</text:p>
      <text:p text:style-name="P2"/>
      <text:p text:style-name="P2"/>
      <text:p text:style-name="P2"/>
      <text:p text:style-name="P2"><text:span text:style-name="T1">private int[] ordenarMotivao(int[] numeros){</text:span><text:line-break/><text:span text:style-name="T1">int auxiliar;</text:span><text:line-break/><text:span text:style-name="T1">for (int i = 0; i &lt; numeros.length - 1; i++) {</text:span><text:line-break/><text:span text:style-name="T1">if (numeros[i] &gt; numeros[i+1]) {</text:span><text:line-break/><text:span text:style-name="T1">auxiliar = numeros[i];</text:span><text:line-break/><text:span text:style-name="T1">numeros[i] = numeros[i+1];</text:span><text:line-break/><text:span text:style-name="T1">numeros[i+1] = auxiliar;</text:span><text:line-break/><text:span text:style-name="T1">i = -1;</text:span><text:line-break/><text:span text:style-name="T1">}</text:span><text:line-break/><text:span text:style-name="T1">}</text:span><text:line-break/><text:line-break/><text:span text:style-name="T1">return numeros;</text:span><text:line-break/><text:span text:style-name="T1">}</text:span> </text:p>
      <text:p text:style-name="P2"/>
      <text:p text:style-name="P2"/>
      <text:p text:style-name="P3">En el bucle del grupo de la clase, lo que hace el ejercicio es que te hace una comparativa numero a numero, aumentando y reduciendo los valores para hacer la comparativa, lo cual hace que en total haya habido un bucle de 13 repeticiones lo que hace que sea el programa mas lento que el anterior, porque ha sido hecho con un único for que es el que provoca el <text:s/>bucle y te hace una repetición de 13 veces, finalmente imprimiendote el mismo resultado que el primero pero con mas tiempo para ejecutarse el programa</text:p>
      <text:p text:style-name="P2"/>
      <text:p text:style-name="P2"><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34:49.236000000</meta:creation-date>
    <dc:date>2017-11-16T11:01:58.515000000</dc:date>
    <meta:editing-duration>PT4M46S</meta:editing-duration>
    <meta:editing-cycles>1</meta:editing-cycles>
    <meta:generator>LibreOffice/5.4.1.2$Windows_x86 LibreOffice_project/ea7cb86e6eeb2bf3a5af73a8f7777ac570321527</meta:generator>
    <meta:document-statistic meta:table-count="0" meta:image-count="0" meta:object-count="0" meta:page-count="2" meta:paragraph-count="6" meta:word-count="358" meta:character-count="1987" meta:non-whitespace-character-count="1630"/>
  </office:meta>
</office:document-meta>
</file>